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5">
      <style:paragraph-properties fo:margin-top="0cm" fo:margin-bottom="0cm" style:contextual-spacing="true" fo:line-height="100%" style:vertical-align="middle"/>
    </style:style>
    <style:style style:name="P3" style:family="paragraph" style:parent-style-name="List_20_Paragraph" style:list-style-name="WWNum25">
      <style:paragraph-properties fo:margin-top="0cm" fo:margin-bottom="0cm" style:contextual-spacing="true" fo:line-height="100%" style:vertical-align="middle"/>
      <style:text-properties officeooo:rsid="00145d10" officeooo:paragraph-rsid="00145d1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3cd8"/>
    </style:style>
    <style:style style:name="T3" style:family="text">
      <style:text-properties officeooo:rsid="00145d1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45d10"/>
    </style:style>
    <style:style style:name="T6" style:family="text">
      <style:text-properties officeooo:rsid="00151b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ые работы №<text:span text:style-name="T6">2</text:span></text:h>
      <text:h text:style-name="Heading_20_2" text:outline-level="2">Цель работы</text:h>
      <text:p text:style-name="Standard">Целью является приобретение практических навыков в:</text:p>
      <text:list text:style-name="WWNum2">
        <text:list-item>
          <text:p text:style-name="P1">Управление потоками в ОС </text:p>
        </text:list-item>
        <text:list-item>
          <text:p text:style-name="P1">Обеспечение синхронизации между потоками</text:p>
        </text:list-item>
      </text:list>
      <text:h text:style-name="Heading_20_2" text:outline-level="2">Задание</text:h>
      <text:p text:style-name="Standard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<text:span text:style-name="T3">максимального количества</text:span> потоков, <text:span text:style-name="T3">работающих в один момент времени,</text:span> должно быть задано ключом запуска вашей программы.</text:p>
      <text:p text:style-name="Standard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Standard">В отчете привести исследование зависимости ускорения и эффективности алгоритма от <text:span text:style-name="T3">входных</text:span> данных и количества потоков. Получившиеся результаты необходимо объяснить.</text:p>
      <text:h text:style-name="Heading_20_2" text:outline-level="2">Варианты задания</text:h>
      <text:list text:style-name="WWNum25">
        <text:list-item>
          <text:p text:style-name="P2">Отсортировать массив целых чисел при помощи битонической сортировки</text:p>
        </text:list-item>
        <text:list-item>
          <text:p text:style-name="P2">Отсортировать массив целых чисел при помощи параллельного алгоритма быстрой сортировки</text:p>
        </text:list-item>
        <text:list-item>
          <text:p text:style-name="P2">Отсортировать массив целых чисел при помощи параллельной сортировки слиянием</text:p>
        </text:list-item>
        <text:list-item>
          <text:p text:style-name="P2">Отсортировать массив целых чисел при помощи TimSort</text:p>
        </text:list-item>
        <text:list-item>
          <text:p text:style-name="P2">Отсортировать массив целых чисел при помощи четно-нечетной сортировки Бетчера</text:p>
        </text:list-item>
        <text:list-item>
          <text:p text:style-name="P2">Произвести перемножение 2-ух матриц, содержащих комплексные числа</text:p>
        </text:list-item>
        <text:list-item>
          <text:p text:style-name="P2">Два человека играют в кости. Правила игры следующие: каждый игрок делает бросок 2-ух костей K раз; побеждает тот, кто выбросил суммарно большее количество очков. <text:s/>Задача программы экспериментально определить шансы на победу каждого из игроков. На вход программе подается K, какой сейчас тур, сколько очков суммарно у каждого из игроков и количество экспериментов, которые должна произвести программа</text:p>
        </text:list-item>
        <text:list-item>
          <text:p text:style-name="P2">Есть К массивов одинаковой длины. Необходимо сложить эти массивы. Необходимо предусмотреть стратегию, адаптирующуюся под количество массивов и их длину (по количеству операций)</text:p>
        </text:list-item>
        <text:list-item>
          <text:p text:style-name="P2">Рассчитать детерминант матрицы <text:span text:style-name="T3">(используя определение детерминанта)</text:span></text:p>
        </text:list-item>
        <text:list-item>
          <text:p text:style-name="P3">Решить систему линейных уравнений методом Гаусса</text:p>
        </text:list-item>
        <text:list-item>
          <text:p text:style-name="P2">Наложить K раз медианный фильтр на матрицу, состоящую из целых чисел. Размер окна задается <text:span text:style-name="T3">пользователем</text:span></text:p>
        </text:list-item>
        <text:list-item>
          <text:p text:style-name="P2">Наложить K раз фильтры эрозии и наращивания на матрицу, состоящую из вещественных чисел. На выходе получается 2 результирующие матрицы</text:p>
        </text:list-item>
        <text:list-item>
          <text:p text:style-name="P2">Наложить K раз фильтр, использующий матрицу свертки, на матрицу, состоящую из вещественных чисел. Размер окна <text:span text:style-name="T3">задается пользователем</text:span></text:p>
        </text:list-item>
        <text:list-item>
          <text:p text:style-name="P2">Есть набор <text:span text:style-name="T2">512</text:span> битных чисел, записанных в шестнадцатеричном представлении, хранящихся в файле. Необходимо посчитать их среднее арифметическое. Округлить результат до целых. Количество используемой оперативной памяти должно задаваться "ключом"</text:p>
        </text:list-item>
        <text:list-item>
          <text:p text:style-name="P2">Есть колода из 52 карт, рассчитать экспериментально (метод Монте-Карло) вероятность того, что сверху лежат две одинаковых карты. Количество раундов <text:span text:style-name="T3">задаётся </text:span>ключом <text:span text:style-name="T3">программы</text:span></text:p>
        </text:list-item>
        <text:list-item>
          <text:p text:style-name="P2"><text:soft-page-break/>Задаётся радиус окружности. Необходимо с помощью метода Монте-Карло рассчитать её площадь</text:p>
        </text:list-item>
        <text:list-item>
          <text:p text:style-name="P2">Найти в большом целочисленном массиве минимальный <text:span text:style-name="T3">и</text:span><text:span text:style-name="T5"> максимальный</text:span> элемент<text:span text:style-name="T3">ы</text:span></text:p>
        </text:list-item>
        <text:list-item>
          <text:p text:style-name="P2">Найти образец в строке наивным алгоритмом</text:p>
        </text:list-item>
        <text:list-item>
          <text:p text:style-name="P3">Дан массив координат (<text:span text:style-name="T1">x, y). <text:s/></text:span><text:span text:style-name="T4">Пользователь вводит число кластеров. Проведите кластеризацию методом </text:span><text:span text:style-name="T1">k-</text:span><text:span text:style-name="T4">средних</text:span></text:p>
        </text:list-item>
        <text:list-item>
          <text:p text:style-name="P3">Дан массив координат (<text:span text:style-name="T1">x, y, z). </text:span><text:span text:style-name="T4">Необходимо найти три точки, которые образуют треугольник максимальной площад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5b9bd5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има Д</meta:initial-creator>
    <meta:editing-cycles>38</meta:editing-cycles>
    <meta:creation-date>2013-08-19T05:02:00</meta:creation-date>
    <dc:date>2024-10-03T02:20:36.139000000</dc:date>
    <meta:editing-duration>PT22H17M11S</meta:editing-duration>
    <meta:generator>LibreOffice/7.4.1.2$Windows_X86_64 LibreOffice_project/3c58a8f3a960df8bc8fd77b461821e42c061c5f0</meta:generator>
    <meta:document-statistic meta:table-count="0" meta:image-count="0" meta:object-count="0" meta:page-count="2" meta:paragraph-count="30" meta:word-count="410" meta:character-count="3161" meta:non-whitespace-character-count="2800"/>
    <meta:user-defined meta:name="AppVersion">15.0000</meta:user-defined>
    <meta:template xlink:type="simple" xlink:actuate="onRequest" xlink:title="Normal.dotm" xlink:href=""/>
  </office:meta>
</office:document-meta>
</file>